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helvetica, sans-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98cm" fo:margin-left="-0.023cm" table:align="left"/>
    </style:style>
    <style:style style:name="Tabela2.A" style:family="table-column">
      <style:table-column-properties style:column-width="1.455cm"/>
    </style:style>
    <style:style style:name="Tabela2.E" style:family="table-column">
      <style:table-column-properties style:column-width="1.453cm"/>
    </style:style>
    <style:style style:name="Tabela2.K" style:family="table-column">
      <style:table-column-properties style:column-width="1.457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K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K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5.628cm" fo:margin-left="0.503cm" table:align="left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12.638cm"/>
    </style:style>
    <style:style style:name="Tabela9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1" style:family="table">
      <style:table-properties style:width="15.628cm" fo:margin-left="0.503cm" table:align="left"/>
    </style:style>
    <style:style style:name="Tabela11.A" style:family="table-column">
      <style:table-column-properties style:column-width="2.99cm"/>
    </style:style>
    <style:style style:name="Tabela11.B" style:family="table-column">
      <style:table-column-properties style:column-width="12.638cm"/>
    </style:style>
    <style:style style:name="Tabela11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5.628cm" fo:margin-left="0.503cm" table:align="left"/>
    </style:style>
    <style:style style:name="Tabela13.A" style:family="table-column">
      <style:table-column-properties style:column-width="2.99cm"/>
    </style:style>
    <style:style style:name="Tabela13.B" style:family="table-column">
      <style:table-column-properties style:column-width="12.638cm"/>
    </style:style>
    <style:style style:name="Tabela1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Cabeçalho">
      <style:paragraph-properties fo:margin-top="0cm" fo:margin-bottom="0cm" style:contextual-spacing="false"/>
    </style:style>
    <style:style style:name="P2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</style:style>
    <style:style style:name="P4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5" style:family="paragraph" style:parent-style-name="versao">
      <style:paragraph-properties fo:text-align="start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6" style:family="paragraph" style:parent-style-name="Standard">
      <style:text-properties fo:color="#333333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2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3" style:family="paragraph" style:parent-style-name="Standard">
      <style:text-properties fo:color="#000000" fo:font-size="10pt" style:font-size-asian="10pt"/>
    </style:style>
    <style:style style:name="P14" style:family="paragraph" style:parent-style-name="Standard">
      <style:text-properties fo:color="#000000" fo:font-size="6pt" style:font-size-asian="6pt" style:font-size-complex="6pt"/>
    </style:style>
    <style:style style:name="P15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000080"/>
    </style:style>
    <style:style style:name="P17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tyle-complex="italic"/>
    </style:style>
    <style:style style:name="P21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3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4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5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27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0cm" fo:margin-right="0cm" fo:text-indent="1.27cm" style:auto-text-indent="false"/>
    </style:style>
    <style:style style:name="P31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3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4" style:family="paragraph" style:parent-style-name="Standard">
      <style:paragraph-properties fo:margin-left="0cm" fo:margin-right="0cm" fo:text-indent="0.76cm" style:auto-text-indent="false"/>
    </style:style>
    <style:style style:name="P35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36" style:family="paragraph" style:parent-style-name="Table_20_header">
      <style:paragraph-properties style:snap-to-layout-grid="false"/>
    </style:style>
    <style:style style:name="P37" style:family="paragraph" style:parent-style-name="Filling_20_instruction_20__28_table_20_cell_29_">
      <style:paragraph-properties style:snap-to-layout-grid="false"/>
      <style:text-properties fo:color="#000000"/>
    </style:style>
    <style:style style:name="P38" style:family="paragraph" style:parent-style-name="Text_20_body">
      <style:text-properties fo:color="#000000" fo:font-size="10pt" style:font-size-asian="10pt"/>
    </style:style>
    <style:style style:name="P39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0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1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2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4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44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6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4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8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49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50" style:family="paragraph" style:parent-style-name="Filling_20_instruction">
      <style:text-properties fo:color="#ff0000" fo:font-size="10pt" fo:font-weight="bold" style:font-size-asian="10pt" style:font-weight-asian="bold" style:font-weight-complex="bold"/>
    </style:style>
    <style:style style:name="P51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52" style:family="paragraph" style:parent-style-name="Standard">
      <style:paragraph-properties fo:margin-left="0cm" fo:margin-right="0cm" fo:text-indent="1.27cm" style:auto-text-indent="false"/>
    </style:style>
    <style:style style:name="P53" style:family="paragraph" style:parent-style-name="Standard">
      <style:paragraph-properties fo:margin-left="0cm" fo:margin-right="0cm" fo:text-indent="1.27cm" style:auto-text-indent="false"/>
      <style:text-properties fo:color="#000000" fo:font-style="italic" officeooo:paragraph-rsid="001eec0f" style:font-style-asian="italic"/>
    </style:style>
    <style:style style:name="P54" style:family="paragraph" style:parent-style-name="Heading_20_1" style:list-style-name="" style:master-page-name="MP3">
      <style:paragraph-properties style:page-number="auto" fo:break-before="page"/>
    </style:style>
    <style:style style:name="P55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56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57" style:family="paragraph" style:parent-style-name="versao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58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P59" style:family="paragraph" style:parent-style-name="conteudo" style:master-page-name="MP2">
      <style:paragraph-properties style:page-number="auto" fo:break-before="page"/>
    </style:style>
    <style:style style:name="T1" style:family="text">
      <style:text-properties fo:color="#333333" fo:font-size="20pt" fo:font-weight="bold" style:font-size-asian="20pt" style:font-weight-asian="bold" style:font-size-complex="20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color="#0000ff"/>
    </style:style>
    <style:style style:name="T7" style:family="text">
      <style:text-properties fo:color="#0000ff" fo:font-style="italic" style:language-asian="pt" style:country-asian="BR" style:font-style-asian="italic"/>
    </style:style>
    <style:style style:name="T8" style:family="text">
      <style:text-properties fo:color="#ff0000"/>
    </style:style>
    <style:style style:name="T9" style:family="text">
      <style:text-properties fo:color="#000000"/>
    </style:style>
    <style:style style:name="T10" style:family="text">
      <style:text-properties fo:color="#000000" fo:font-style="italic" style:font-style-asian="italic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fo:font-style="italic" officeooo:rsid="001fc915" style:font-style-asian="italic"/>
    </style:style>
    <style:style style:name="T13" style:family="text">
      <style:text-properties fo:color="#000000" style:font-style-complex="italic"/>
    </style:style>
    <style:style style:name="T14" style:family="text">
      <style:text-properties officeooo:rsid="001a0fd4"/>
    </style:style>
    <style:style style:name="T15" style:family="text">
      <style:text-properties fo:font-variant="normal" fo:text-transform="none" fo:color="#000000" style:font-name="arial" fo:font-size="11.25pt" fo:letter-spacing="normal" fo:font-style="normal" fo:font-weight="bold" style:font-weight-asian="bold" style:font-weight-complex="bold"/>
    </style:style>
    <style:style style:name="T16" style:family="text">
      <style:text-properties officeooo:rsid="001d3094"/>
    </style:style>
    <style:style style:name="T17" style:family="text">
      <style:text-properties officeooo:rsid="001eec0f"/>
    </style:style>
    <style:style style:name="T18" style:family="text">
      <style:text-properties officeooo:rsid="001fa41a"/>
    </style:style>
    <style:style style:name="T19" style:family="text">
      <style:text-properties officeooo:rsid="00248664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Documento de Especificação de Projeto</text:p>
      <text:p text:style-name="Standard"/>
      <text:p text:style-name="Standard"/>
      <text:p text:style-name="Standard"/>
      <text:p text:style-name="Standard"/>
      <text:p text:style-name="P2">Projeto de Software</text:p>
      <text:p text:style-name="P57">Disciplina NEA2 – Segundo Semestre – 2012.<text:line-break/>Professora <text:span text:style-name="T15">Aretha Barbosa Alencar</text:span><text:line-break/>UTFPR – Universidade Tecnológica Federal do Paraná – Campus Campo Mourão</text:p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6"/>
      <text:p text:style-name="P7"><text:span text:style-name="Fonte_20_parág._20_padrão"><text:span text:style-name="T1">Gerenciador de Bibliotecas</text:span></text:span></text:p>
      <text:p text:style-name="P4">Equipe: Adilson Simiao de Souza.</text:p>
      <text:p text:style-name="Standard"><text:s text:c="59"/>F<text:span text:style-name="T14">á</text:span>bio Alexandre da Silva</text:p>
      <text:p text:style-name="P5"/>
      <text:p text:style-name="P51">HISTÓRICO DE REVISÕES</text:p>
      <text:p text:style-name="P8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9">Nome da alteração</text:p>
          </table:table-cell>
          <table:table-cell table:style-name="Tabela1.A1" office:value-type="string">
            <text:p text:style-name="P9">Responsável</text:p>
          </table:table-cell>
          <table:table-cell table:style-name="Tabela1.C1" office:value-type="string">
            <text:p text:style-name="P9">Data</text:p>
          </table:table-cell>
        </table:table-row>
        <table:table-row>
          <table:table-cell table:style-name="Tabela1.A1" office:value-type="string">
            <text:p text:style-name="P18">Caso de uso</text:p>
          </table:table-cell>
          <table:table-cell table:style-name="Tabela1.A1" office:value-type="string">
            <text:p text:style-name="P18">Adilson</text:p>
          </table:table-cell>
          <table:table-cell table:style-name="Tabela1.C1" office:value-type="string">
            <text:p text:style-name="P18">12/01/13</text:p>
          </table:table-cell>
        </table:table-row>
        <table:table-row>
          <table:table-cell table:style-name="Tabela1.A1" office:value-type="string">
            <text:p text:style-name="P18">Requisitos</text:p>
          </table:table-cell>
          <table:table-cell table:style-name="Tabela1.A1" office:value-type="string">
            <text:p text:style-name="P18">Fernando</text:p>
          </table:table-cell>
          <table:table-cell table:style-name="Tabela1.C1" office:value-type="string">
            <text:p text:style-name="P18">07/02/13</text:p>
          </table:table-cell>
        </table:table-row>
        <table:table-row>
          <table:table-cell table:style-name="Tabela1.A4" office:value-type="string">
            <text:p text:style-name="P18">Correçao parcial template</text:p>
          </table:table-cell>
          <table:table-cell table:style-name="Tabela1.A4" office:value-type="string">
            <text:p text:style-name="P18">Fernando</text:p>
          </table:table-cell>
          <table:table-cell table:style-name="Tabela1.C4" office:value-type="string">
            <text:p text:style-name="P18">20/02/13</text:p>
          </table:table-cell>
        </table:table-row>
        <table:table-row>
          <table:table-cell table:style-name="Tabela1.A4" office:value-type="string">
            <text:p text:style-name="P18">Correçao casos de uso</text:p>
          </table:table-cell>
          <table:table-cell table:style-name="Tabela1.A4" office:value-type="string">
            <text:p text:style-name="P18">Adilson</text:p>
          </table:table-cell>
          <table:table-cell table:style-name="Tabela1.C4" office:value-type="string">
            <text:p text:style-name="P18">21/02/13</text:p>
          </table:table-cell>
        </table:table-row>
        <table:table-row>
          <table:table-cell table:style-name="Tabela1.A4" office:value-type="string">
            <text:p text:style-name="P18">Correçao casos de uso, formatação</text:p>
          </table:table-cell>
          <table:table-cell table:style-name="Tabela1.A4" office:value-type="string">
            <text:p text:style-name="P18">Fernando</text:p>
          </table:table-cell>
          <table:table-cell table:style-name="Tabela1.C4" office:value-type="string">
            <text:p text:style-name="P18">22/02/13</text:p>
          </table:table-cell>
        </table:table-row>
        <table:table-row>
          <table:table-cell table:style-name="Tabela1.A4" office:value-type="string">
            <text:p text:style-name="P18">Correçao casos de uso, formatação</text:p>
          </table:table-cell>
          <table:table-cell table:style-name="Tabela1.A4" office:value-type="string">
            <text:p text:style-name="P18">Fernando</text:p>
          </table:table-cell>
          <table:table-cell table:style-name="Tabela1.C4" office:value-type="string">
            <text:p text:style-name="P18">24/02/13</text:p>
          </table:table-cell>
        </table:table-row>
      </table:table>
      <text:p text:style-name="P8"/>
      <text:p text:style-name="P17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4"/>
      <text:p text:style-name="P21"><text:span text:style-name="Fonte_20_parág._20_padrão"><text:span text:style-name="T2">Orientação para uso do </text:span></text:span><text:span text:style-name="Fonte_20_parág._20_padrão"><text:span text:style-name="T4">template</text:span></text:span><text:span text:style-name="Fonte_20_parág._20_padrão"><text:span text:style-name="T2">:</text:span></text:span></text:p>
      <text:p text:style-name="P25">Instruções de preenchimento estão espalhadas pelas várias seções deste <text:span text:style-name="Fonte_20_parág._20_padrão"><text:span text:style-name="T5">template</text:span></text:span>, em cor <text:span text:style-name="Fonte_20_parág._20_padrão"><text:span text:style-name="T6">azul</text:span></text:span> e envoltas por <text:span text:style-name="Fonte_20_parág._20_padrão"><text:span text:style-name="T5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8">vermelha</text:span></text:span> é utilizado como comentário e deverá ser apagada do documento.</text:p>
      <text:p text:style-name="P25">Ao fim da elaboração do documento, atualize seu índice clicando com o botão direito do mouse no mesmo e depois em <text:span text:style-name="Fonte_20_parág._20_padrão"><text:span text:style-name="T2">Atualizar Campo </text:span></text:span>(<text:span text:style-name="Fonte_20_parág._20_padrão"><text:span text:style-name="T2">Update Field</text:span></text:span>).</text:p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Este documento foi estendido da proposta de documentação de especificação funcional elaborada pelo Centro de Inovação de Recife / Qualiti Software Processes / Centro de Estudos e Sistemas Avançados do Recife (C.E.S.A.R) de 2007.</text:p>
      <text:p text:style-name="P59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27"><text:a xlink:type="simple" xlink:href="#__RefHeading__9_117254275" office:target-frame-name="_top" xlink:show="replace">1. <text:s/>Introdução<text:tab/>5</text:a></text:p>
          <text:p text:style-name="P28"><text:a xlink:type="simple" xlink:href="#__RefHeading__11_117254275" office:target-frame-name="_top" xlink:show="replace">1.1 <text:s/>Descrição do sistema<text:tab/>5</text:a></text:p>
          <text:p text:style-name="P28"><text:a xlink:type="simple" xlink:href="#__RefHeading__13_117254275" office:target-frame-name="_top" xlink:show="replace">1.2 <text:s/>Objetivo do sistema<text:tab/>5</text:a></text:p>
          <text:p text:style-name="P28"><text:a xlink:type="simple" xlink:href="#__RefHeading__15_117254275" office:target-frame-name="_top" xlink:show="replace">1.3 <text:s/>Sistemas Similares<text:tab/>5</text:a></text:p>
          <text:p text:style-name="P28"><text:a xlink:type="simple" xlink:href="#__RefHeading__17_117254275" office:target-frame-name="_top" xlink:show="replace">1.4 <text:s/>Convenções, termos e abreviações<text:tab/>5</text:a></text:p>
          <text:p text:style-name="P29"><text:a xlink:type="simple" xlink:href="#__RefHeading__19_117254275" office:target-frame-name="_top" xlink:show="replace">1.4.1 Identificação dos casos de uso <text:tab/>5</text:a></text:p>
          <text:p text:style-name="P27"><text:a xlink:type="simple" xlink:href="#__RefHeading__23_117254275" office:target-frame-name="_top" xlink:show="replace">2. <text:s/>Lista de Requisitos <text:tab/>6</text:a></text:p>
          <text:p text:style-name="P28"><text:a xlink:type="simple" xlink:href="#__RefHeading__937_1047580196" office:target-frame-name="_top" xlink:show="replace">2.1 <text:s/>Matriz de Rastreabilidade<text:tab/>6</text:a></text:p>
          <text:p text:style-name="P27"><text:a xlink:type="simple" xlink:href="#__RefHeading__939_1047580196" office:target-frame-name="_top" xlink:show="replace">3. <text:s/>Atores<text:tab/>7</text:a></text:p>
          <text:p text:style-name="P27"><text:a xlink:type="simple" xlink:href="#__RefHeading__25_117254275" office:target-frame-name="_top" xlink:show="replace">4. <text:s/>Casos de Uso<text:tab/>7</text:a></text:p>
          <text:p text:style-name="P29"><text:a xlink:type="simple" xlink:href="#__RefHeading__27_117254275" office:target-frame-name="_top" xlink:show="replace"><text:s/>Diagrama de Caso de Uso <text:s/>- <text:s/>GerenciadoOS<text:tab/>7</text:a></text:p>
          <text:p text:style-name="P29"><text:a xlink:type="simple" xlink:href="#__RefHeading__29_117254275" office:target-frame-name="_top" xlink:show="replace"><text:s/>[UC01]Manter cliente<text:tab/>8</text:a></text:p>
          <text:p text:style-name="P29"><text:a xlink:type="simple" xlink:href="#__RefHeading__1528_844320639" office:target-frame-name="_top" xlink:show="replace"><text:s/>[UC02]Manter funcionario<text:tab/>10</text:a></text:p>
          <text:p text:style-name="P29"><text:a xlink:type="simple" xlink:href="#__RefHeading__1530_844320639" office:target-frame-name="_top" xlink:show="replace"><text:s/>[UC03]Manter veiculo<text:tab/>11</text:a></text:p>
          <text:p text:style-name="P29"><text:a xlink:type="simple" xlink:href="#__RefHeading__1532_844320639" office:target-frame-name="_top" xlink:show="replace"><text:s/>[UC04]Manter serviços<text:tab/>13</text:a></text:p>
          <text:p text:style-name="P29"><text:a xlink:type="simple" xlink:href="#__RefHeading__1534_844320639" office:target-frame-name="_top" xlink:show="replace"><text:s/>[UC05]Manter ferramentas<text:tab/>14</text:a></text:p>
          <text:p text:style-name="P29"><text:a xlink:type="simple" xlink:href="#__RefHeading__1534_8443206391" office:target-frame-name="_top" xlink:show="replace"><text:s/>[UC06]Manter ferramentas emprestadas<text:tab/>16</text:a></text:p>
          <text:p text:style-name="P29"><text:a xlink:type="simple" xlink:href="#__RefHeading__1534_84432063911" office:target-frame-name="_top" xlink:show="replace"><text:s/>[UC07]Manter ordens de serviço<text:tab/>17</text:a></text:p>
          <text:p text:style-name="P29"><text:a xlink:type="simple" xlink:href="#__RefHeading__1534_844320639111" office:target-frame-name="_top" xlink:show="replace"><text:s/>[UC08]Manter orçamentos<text:tab/>19</text:a></text:p>
          <text:p text:style-name="P29"><text:a xlink:type="simple" xlink:href="#__RefHeading__1534_8443206391111" office:target-frame-name="_top" xlink:show="replace"><text:s/>[UC09]Fazer consultas<text:tab/>20</text:a></text:p>
          <text:p text:style-name="P29"><text:a xlink:type="simple" xlink:href="#__RefHeading__1534_84432063911111" office:target-frame-name="_top" xlink:show="replace"><text:s/>[UC10]Gerar relatorios<text:tab/>22</text:a></text:p>
        </text:index-body>
      </text:table-of-content>
      <text:h text:style-name="P54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0"><text:span text:style-name="Fonte_20_parág._20_padrão"><text:span text:style-name="T10">Este documento especifica os casos de uso e requisitos não-funcionais (RNFs) do projeto intitulado Sistema de </text:span></text:span><text:span text:style-name="Fonte_20_parág._20_padrão"><text:span text:style-name="T11">Ordem de Serviços</text:span></text:span><text:span text:style-name="Fonte_20_parág._20_padrão"><text:span text:style-name="T10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</text:span></text:span><text:span text:style-name="Fonte_20_parág._20_padrão"><text:span text:style-name="T12">ideias</text:span></text:span><text:span text:style-name="Fonte_20_parág._20_padrão"><text:span text:style-name="T10"> do paradigma orientado à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P53">O Sistema de <text:span text:style-name="T16">Controle de Empréstimos de Livros de uma Biblioteca </text:span><text:span text:style-name="T17">tem</text:span><text:span text:style-name="T16"> com</text:span><text:span text:style-name="T18">o</text:span><text:span text:style-name="T16"> </text:span><text:span text:style-name="T17">objetivo o</text:span><text:span text:style-name="T16"> control</text:span><text:span text:style-name="T17">e d</text:span><text:span text:style-name="T16">o empréstimo</text:span><text:span text:style-name="T17">s </text:span><text:span text:style-name="T16">e devoluç</text:span><text:span text:style-name="T17">ões</text:span><text:span text:style-name="T16"> de livros, </text:span><text:span text:style-name="T17">com o intuito de melhorar o atendimento e consequentemente os serviços prestados aos </text:span><text:span text:style-name="T18">usuários da biblioteca</text:span><text:span text:style-name="T17">.</text:span></text:p>
      <text:h text:style-name="Heading_20_2" text:outline-level="2"><text:bookmark-start text:name="__RefHeading__15_117254275"/>Sistemas Similares<text:bookmark-end text:name="__RefHeading__15_117254275"/></text:h>
      <text:p text:style-name="P31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30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0">Os casos de uso devem ser identificados com um identificador único. A numeração inicia com o identificador [UC01] e prossegue sendo incrementada à medida que forem surgindo novos casos de uso.</text:p>
      <text:p text:style-name="P30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30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">Informações</text:span></text:span> <text:span text:style-name="Fonte_20_parág._20_padrão"><text:span text:style-name="T2">Avançadas</text:span></text:span> durante seu cadastro, conforme descrito no fluxo alternativo [UC01].[FA02]”.</text:p>
      <text:p text:style-name="P30"/>
      <text:p text:style-name="P30"/>
      <text:h text:style-name="Heading_20_3" text:outline-level="3"><text:soft-page-break/></text:h>
      <text:h text:style-name="Heading_20_1" text:outline-level="1"><text:bookmark-start text:name="__RefHeading__23_117254275"/>Lista de Requisitos<text:bookmark-end text:name="__RefHeading__23_117254275"/></text:h>
      <text:p text:style-name="P34">Abaixo encontra-se a lista de requisitos do projeto.</text:p>
      <text:p text:style-name="P35"/>
      <text:p text:style-name="P12"><text:tab/>1RF: O Sistema deve permitir o gerenciamento dos <text:span text:style-name="T19">Usuarios</text:span>:</text:p>
      <text:p text:style-name="P12"><text:tab/><text:tab/>ID, Nome, CPF, Endereço, Telefone.</text:p>
      <text:p text:style-name="P12"><text:tab/>2RF: O Sistema deve permitir o gerenciamento dos Funcionarios:</text:p>
      <text:p text:style-name="P12"><text:tab/><text:tab/>ID, Nome, CPF, Endereço, Telefone, Carteira de Trabalho, funcao.</text:p>
      <text:p text:style-name="P12"><text:tab/>3RF: O sistema deve permitir o gerenciamento dos Veiculos:</text:p>
      <text:p text:style-name="P12"><text:tab/><text:tab/>ID, proprietarioID, Marca, Modelo, Ano, Placa.</text:p>
      <text:p text:style-name="P12"><text:tab/>4RF: O sistema deve permitir o gerenciamento dos Tipos de serviços.</text:p>
      <text:p text:style-name="P12"><text:tab/><text:tab/>Sao serviços pre cadastrados no sistema (ex: trocar oleo, trocar amortecedor, revisar cubo....), que</text:p>
      <text:p text:style-name="P12"><text:tab/><text:tab/>podem ser adicionados a uma ordem de serviço aberta, cada serviço cadastrado possui as seguintes</text:p>
      <text:p text:style-name="P12"><text:tab/><text:tab/>caracteristicas:</text:p>
      <text:p text:style-name="P12"><text:tab/><text:tab/>ID(codigo), Descriçao/Nome, valor.</text:p>
      <text:p text:style-name="P12"><text:tab/>5RF: O sistema deve permitir o gerenciamento das Ferramentas:</text:p>
      <text:p text:style-name="P12"><text:tab/><text:tab/>ID(Codigo), Descriçao/Nome, Quantidade.</text:p>
      <text:p text:style-name="P12"><text:tab/>6RF: O sistema deve permitir o gerenciamento das FerramentasEmprestadas:</text:p>
      <text:p text:style-name="P12"><text:tab/><text:tab/> Este requisito <text:s/>e responsavel <text:s/>pelo o controle dos emprestimos das ferramentas para os funcionarios.</text:p>
      <text:p text:style-name="P12"><text:tab/><text:tab/>ID(Codigo), Descriçao/Nome, Qtd, funcionario, dataEmprestimo, dataEntrega.</text:p>
      <text:p text:style-name="P12"><text:tab/>7RF: O sistema deve permitir o gerenciamento das Ordens de serviços:</text:p>
      <text:p text:style-name="P12"><text:tab/> <text:s text:c="10"/><text:tab/>OS é documento responsavel pelo o controle de serviços e peças aplicadas no carro do cliente assim <text:tab/><text:tab/>como a entrada e saida do mesmo na empresa. A ordem <text:s/>de serviço <text:s/>contem as seguintes caracteristicas:</text:p>
      <text:p text:style-name="P12"><text:tab/><text:tab/>ID, DataEntrada, cliente, veiculo, Descriçao, Serviços, <text:s/>mecanico, Peças, ValorTotal e dataSaida. <text:s/></text:p>
      <text:p text:style-name="P12"><text:tab/>8RF: O sistema deve permitir o gerenciamento dos Orçamentos: E um documento previo que relaciona peças e <text:tab/><text:tab/>serviços a serem aplicados no veiculo do cliente. O orçamente contem as seguintes caracteristicas:</text:p>
      <text:p text:style-name="P12"><text:tab/><text:tab/>ID, cliente, veiculo, Serviços, Peças, ValorTotal.</text:p>
      <text:p text:style-name="P12"><text:tab/>9RF: O sistema deve realizar as seguintes consultas.</text:p>
      <text:p text:style-name="P12"><text:tab/><text:tab/>1 - Por Cliente. Deve ser exibido Nome, Telefone, CPF e Endereço e o Ordens de <text:s/>serviços executadas.</text:p>
      <text:p text:style-name="P12"><text:tab/><text:tab/>2 - Por Veiculo: Deve ser exibido placa e Ordens de Serviços executadas.</text:p>
      <text:p text:style-name="P12"><text:tab/><text:tab/>3 - <text:s/>Por funcionario: Deve ser exibido nome e ordem de serviços que ele participou</text:p>
      <text:p text:style-name="P12"><text:tab/>10RF: O sistema deve gerar os seguintes relatorios:</text:p>
      <text:p text:style-name="P12"><text:s text:c="12"/><text:tab/><text:tab/>1 - Valor arrecadado no mes</text:p>
      <text:p text:style-name="P12"><text:tab/><text:tab/>2 - Ferramentas não devolvidas</text:p>
      <text:p text:style-name="P34"/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 table:number-columns-repeated="4"/>
        <table:table-column table:style-name="Tabela2.E" table:number-columns-repeated="6"/>
        <table:table-column table:style-name="Tabela2.K"/>
        <table:table-row>
          <table:table-cell table:style-name="Tabela2.A1" office:value-type="string">
            <text:p text:style-name="P19">UC/RF</text:p>
          </table:table-cell>
          <table:table-cell table:style-name="Tabela2.A1" office:value-type="string">
            <text:p text:style-name="P19">UC01</text:p>
          </table:table-cell>
          <table:table-cell table:style-name="Tabela2.A1" office:value-type="string">
            <text:p text:style-name="P19">UC02</text:p>
          </table:table-cell>
          <table:table-cell table:style-name="Tabela2.A1" office:value-type="string">
            <text:p text:style-name="P19">UC03</text:p>
          </table:table-cell>
          <table:table-cell table:style-name="Tabela2.A1" office:value-type="string">
            <text:p text:style-name="P19">UC04</text:p>
          </table:table-cell>
          <table:table-cell table:style-name="Tabela2.A1" office:value-type="string">
            <text:p text:style-name="P19">UC05</text:p>
          </table:table-cell>
          <table:table-cell table:style-name="Tabela2.A1" office:value-type="string">
            <text:p text:style-name="P19">UC06</text:p>
          </table:table-cell>
          <table:table-cell table:style-name="Tabela2.A1" office:value-type="string">
            <text:p text:style-name="P19">UC07</text:p>
          </table:table-cell>
          <table:table-cell table:style-name="Tabela2.A1" office:value-type="string">
            <text:p text:style-name="P19">UC08</text:p>
          </table:table-cell>
          <table:table-cell table:style-name="Tabela2.A1" office:value-type="string">
            <text:p text:style-name="P19">UC09</text:p>
          </table:table-cell>
          <table:table-cell table:style-name="Tabela2.K1" office:value-type="string">
            <text:p text:style-name="P19">UC10</text:p>
          </table:table-cell>
        </table:table-row>
        <table:table-row>
          <table:table-cell table:style-name="Tabela2.A2" office:value-type="string">
            <text:p text:style-name="P19">RF01</text:p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>#</text:p>
          </table:table-cell>
          <table:table-cell table:style-name="Tabela2.K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19">RF02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K2" office:value-type="string">
            <text:p text:style-name="P20">#</text:p>
          </table:table-cell>
        </table:table-row>
        <table:table-row>
          <table:table-cell table:style-name="Tabela2.A2" office:value-type="string">
            <text:p text:style-name="P19">RF03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>#</text:p>
          </table:table-cell>
          <table:table-cell table:style-name="Tabela2.K2" office:value-type="string">
            <text:p text:style-name="P20"/>
          </table:table-cell>
        </table:table-row>
        <text:soft-page-break/>
        <table:table-row>
          <table:table-cell table:style-name="Tabela2.A2" office:value-type="string">
            <text:p text:style-name="P19">RF04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/>
          </table:table-cell>
          <table:table-cell table:style-name="Tabela2.K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19">RF05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K2" office:value-type="string">
            <text:p text:style-name="P20">#</text:p>
          </table:table-cell>
        </table:table-row>
        <table:table-row>
          <table:table-cell table:style-name="Tabela2.A2" office:value-type="string">
            <text:p text:style-name="P19">RF06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K2" office:value-type="string">
            <text:p text:style-name="P20">#</text:p>
          </table:table-cell>
        </table:table-row>
        <table:table-row>
          <table:table-cell table:style-name="Tabela2.A2" office:value-type="string">
            <text:p text:style-name="P19">RF07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K2" office:value-type="string">
            <text:p text:style-name="P20">#</text:p>
          </table:table-cell>
        </table:table-row>
        <table:table-row>
          <table:table-cell table:style-name="Tabela2.A2" office:value-type="string">
            <text:p text:style-name="P19">RF08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A2" office:value-type="string">
            <text:p text:style-name="P20"/>
          </table:table-cell>
          <table:table-cell table:style-name="Tabela2.K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19">RF09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#</text:p>
          </table:table-cell>
          <table:table-cell table:style-name="Tabela2.K2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19">RF10</text:p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K2" office:value-type="string">
            <text:p text:style-name="P20">#</text:p>
          </table:table-cell>
        </table:table-row>
      </table:table>
      <text:p text:style-name="P31"/>
      <text:h text:style-name="Heading_20_1" text:outline-level="1"><text:bookmark-start text:name="__RefHeading__939_1047580196"/>Atores<text:bookmark-end text:name="__RefHeading__939_1047580196"/></text:h>
      <text:p text:style-name="P34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6">Ator</text:p>
          </table:table-cell>
          <table:table-cell table:style-name="Tabela3.B1" office:value-type="string">
            <text:p text:style-name="P36">Descrição</text:p>
          </table:table-cell>
        </table:table-row>
        <table:table-row>
          <table:table-cell table:style-name="Tabela3.A2" office:value-type="string">
            <text:p text:style-name="P37">Funcionario</text:p>
          </table:table-cell>
          <table:table-cell table:style-name="Tabela3.B2" office:value-type="string">
            <text:p text:style-name="P37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3"/>
      <text:p text:style-name="P33">“O Diagrama de Casos de Uso tem o objetivo de auxiliar a comunicação entre os analistas e o cliente.</text:p>
      <text:p text:style-name="P38">Um diagrama de Caso de Uso descreve um cenário que mostra as funcionalidades do sistema do ponto de vista do usuário. </text:p>
      <text:p text:style-name="P38">O cliente deve ver no diagrama de Casos de Uso as principais funcionalidades de seu sistema”</text:p>
      <text:p text:style-name="P13"/>
      <text:p text:style-name="P14">Fonte: <text:s/>http://www.dsc.ufcg.edu.br/~sampaio/cursos/2007.1/Graduacao/SI-II/Uml/diagramas/usecases/usecases.htm</text:p>
      <text:p text:style-name="P32"/>
      <text:p text:style-name="P55"><text:bookmark-start text:name="__RefHeading__27_117254275"/>Diagrama de Caso de Uso <text:s/>- <text:s/>GerenciadoOS<text:bookmark-end text:name="__RefHeading__27_117254275"/></text:p>
      <text:p text:style-name="P34">Essa seção apresenta todos os requisitos funcionais da aplicação, especificados como casos de uso.</text:p>
      <text:p text:style-name="Standard"><draw:frame draw:style-name="fr1" draw:name="graphics1" text:anchor-type="paragraph" svg:width="15.998cm" style:rel-width="scale" svg:height="10.996cm" style:rel-height="scale" draw:z-index="0"><draw:image/></draw:frame><text:soft-page-break/><text:span text:style-name="Fonte_20_parág._20_padrão"><text:span text:style-name="T7"/></text:span></text:p>
      <text:p text:style-name="P16"/>
      <text:p text:style-name="P16"/>
      <text:p text:style-name="P16"/>
      <text:p text:style-name="P16"/>
      <text:p text:style-name="P39"><text:s/></text:p>
      <text:p text:style-name="P56"><text:bookmark-start text:name="__RefHeading__29_117254275"/><text:bookmark-start text:name="RFXX001"/><text:span text:style-name="Fonte_20_parág._20_padrão"><text:span text:style-name="T13">[UC01]</text:span></text:span><text:bookmark-end text:name="RFXX001"/><text:span text:style-name="Fonte_20_parág._20_padrão"><text:span text:style-name="T9">Manter cliente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">Ator(es):</text:p>
          </table:table-cell>
          <table:table-cell table:style-name="Tabela4.B1" office:value-type="string">
            <text:p text:style-name="P41">Funcionario</text:p>
          </table:table-cell>
        </table:table-row>
      </table:table>
      <text:p text:style-name="Filling_20_instruction"/>
      <text:p text:style-name="P42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2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3"><text:tab/><text:tab/><text:tab/>Conexao com o banco de dados.</text:p>
      <text:p text:style-name="P42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Cliente adicionado ao banco de dados do sistema.</text:span></text:span></text:p>
      <text:p text:style-name="P43"><text:tab/><text:tab/><text:tab/>Cliente removido do banco de dados do sistema.</text:p>
      <text:p text:style-name="P45">Fluxo principal:</text:p>
      <text:p text:style-name="P48">1 - O sistema exibe tela inicial com as opções disponiveis:</text:p>
      <text:p text:style-name="P46"><text:tab/>1.1 - “Cadastrar cliente”.</text:p>
      <text:p text:style-name="P46"><text:tab/>1.2 - “Consultar cliente”.</text:p>
      <text:p text:style-name="P46"><text:tab/>1.3 - “Alterar cliente”.</text:p>
      <text:p text:style-name="P46"><text:tab/>1.4 - “Excluir cliente”.</text:p>
      <text:p text:style-name="P46"/>
      <text:p text:style-name="P46"><text:soft-page-break/><text:tab/>Variante 1.1: “Cadastrar cliente”:</text:p>
      <text:p text:style-name="P46"><text:tab/><text:tab/>(1.1.1) O sistema solicita os dados do cliente.</text:p>
      <text:p text:style-name="P46"><text:tab/><text:tab/>(1.1.2) O funcionario preenche os campos com os dados do cliente: [FA01].</text:p>
      <text:p text:style-name="P15"><text:tab/><text:tab/>(1.1.3) O sistema verifica os campos preenchidos <text:s/>e valida os dados: [FE02] [FE01].</text:p>
      <text:p text:style-name="P15"><text:tab/><text:tab/>(1.1.4) O funcionario cadastra o cliente.</text:p>
      <text:p text:style-name="P15"><text:tab/><text:tab/>(1.1.5) O sistema informa que o cadastro feito com sucesso. <text:s text:c="5"/><text:tab/></text:p>
      <text:p text:style-name="P15"/>
      <text:p text:style-name="P15"><text:tab/>Variante 1.2: “Consultar Cliente”:</text:p>
      <text:p text:style-name="P15"><text:tab/><text:tab/>(1.2.1) O sistema solicita os dados do cliente.</text:p>
      <text:p text:style-name="P15"><text:tab/><text:tab/>(1.2.2) O funcionario preenche os dados solicitados no sistema.</text:p>
      <text:p text:style-name="P15"><text:tab/><text:tab/>(1.2.3) O funcionario consulta o cliente através do botão consultar.</text:p>
      <text:p text:style-name="P15"><text:tab/><text:tab/>(1.2.4) O sistema apresenta uma lista com os nomes dos clientes: [FA02].</text:p>
      <text:p text:style-name="P15"><text:tab/><text:tab/>(1.2.5) O funcionario seleciona um nome da lista.</text:p>
      <text:p text:style-name="P15"><text:tab/><text:tab/>(1.2.6) O sistema exibe as informações do cliente (nome, telefone, cpf e <text:tab/><text:tab/><text:tab/><text:tab/><text:tab/>endereço).</text:p>
      <text:p text:style-name="P15"/>
      <text:p text:style-name="P15"><text:tab/>Variante 1.3: “Alterar cliente”:</text:p>
      <text:p text:style-name="P15"><text:tab/><text:tab/>(1.3.1) &lt;&lt;Include&gt;&gt;[VA1.2].</text:p>
      <text:p text:style-name="P15"><text:tab/><text:tab/>(1.3.2) O funcionario preenche os campos com os novos dados à serem <text:tab/><text:tab/><text:tab/><text:tab/><text:tab/>alterados.</text:p>
      <text:p text:style-name="P15"><text:tab/><text:tab/>(1.3.3) O funcinario salva suas alteraçoes atraves do botão 'alterar'.</text:p>
      <text:p text:style-name="P15"><text:tab/><text:tab/>(1.3.4) O sistema informa a alteração feita com sucesso.</text:p>
      <text:p text:style-name="P15"/>
      <text:p text:style-name="P15"><text:tab/>Variante 1.4: “Excluir cliente”:</text:p>
      <text:p text:style-name="P15"><text:tab/><text:tab/>(1.4.1) &lt;&lt;Include&gt;&gt;[VA1.2].</text:p>
      <text:p text:style-name="P15"><text:tab/><text:tab/>(1.4.2) O funcionario exclui o cliente atraves do botao 'excluir'.</text:p>
      <text:p text:style-name="P15"><text:tab/><text:tab/>(1.4.3) O sistema informa exclusao feita com sucesso.</text:p>
      <text:p text:style-name="P49"/>
      <text:p text:style-name="P49">2 - O Funcionario escolhe uma opção.</text:p>
      <text:p text:style-name="P15">3 - O sistema retorna a etapa 1.</text:p>
      <text:p text:style-name="P10">Fluxos alternativos:</text:p>
      <text:p text:style-name="P49">[FA01] Buscar CEP:</text:p>
      <text:p text:style-name="P48">1 - O funcionario informa cidade desejada.</text:p>
      <text:p text:style-name="P48">2 - O sistema retorna o CEP procurado.</text:p>
      <text:p text:style-name="P48">3 - O sistema retorna para ao passo [1.1.2] do fluxo principal solicitando novos dados.</text:p>
      <text:p text:style-name="P49"/>
      <text:p text:style-name="P49">[FA02] Cliente não cadastrado:</text:p>
      <text:p text:style-name="P48">1 - &lt;&lt;include&gt;&gt; [VA 1.1]</text:p>
      <text:p text:style-name="P10">Fluxos de erro:</text:p>
      <text:p text:style-name="P49">[FE01] Cliente já cadastrado:</text:p>
      <text:p text:style-name="P48">1 - O sistema exibe mensagem informado o nome e a ID do cliente.</text:p>
      <text:p text:style-name="P48">2 - O funcionario confirma a tela.</text:p>
      <text:p text:style-name="P48">3 - O sistema retorna para ao passo [1.1.3] do fluxo principal solicitando novos dados.</text:p>
      <text:p text:style-name="P49"><text:soft-page-break/></text:p>
      <text:p text:style-name="P49">[FE02] Dados invalidos:</text:p>
      <text:p text:style-name="P48">1 - O sistema informa os campos com os dados invalidos.</text:p>
      <text:p text:style-name="P48">2 - O funcionario altera os valores incorretos.</text:p>
      <text:p text:style-name="P48">3 - O sistema retorna para a etapa [1.1.3] do fluxo principal solicitando novos dados.</text:p>
      <text:p text:style-name="P40"/>
      <text:p text:style-name="P40"/>
      <text:p text:style-name="P56"><text:bookmark-start text:name="__RefHeading__1528_844320639"/><text:bookmark-start text:name="RFXX0012"/><text:span text:style-name="Fonte_20_parág._20_padrão"><text:span text:style-name="T13">[UC02]</text:span></text:span><text:bookmark-end text:name="RFXX0012"/><text:span text:style-name="Fonte_20_parág._20_padrão"><text:span text:style-name="T9">Manter funciona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Ator(es):</text:p>
          </table:table-cell>
          <table:table-cell table:style-name="Tabela5.B1" office:value-type="string">
            <text:p text:style-name="P41">Funcionario</text:p>
          </table:table-cell>
        </table:table-row>
      </table:table>
      <text:p text:style-name="Filling_20_instruction"/>
      <text:p text:style-name="P42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2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3"><text:tab/><text:tab/><text:tab/>Conexao com o banco de dados.</text:p>
      <text:p text:style-name="P42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Cliente adicionado ao banco de dados do sistema.</text:span></text:span></text:p>
      <text:p text:style-name="P43"><text:tab/><text:tab/><text:tab/>Cliente removido do banco de dados do sistema.</text:p>
      <text:p text:style-name="P45">Fluxo principal:</text:p>
      <text:p text:style-name="P48">1 - O sistema exibe tela inicial com as opções disponiveis:</text:p>
      <text:p text:style-name="P46"><text:tab/>1.1 - “Cadastrar funcionario”.</text:p>
      <text:p text:style-name="P46"><text:tab/>1.2 - “Consultar funcionario”.</text:p>
      <text:p text:style-name="P46"><text:tab/>1.3 - “Alterar funcionario”.</text:p>
      <text:p text:style-name="P46"><text:tab/>1.4 - “Excluir funcionario”.</text:p>
      <text:p text:style-name="P46"/>
      <text:p text:style-name="P46"><text:tab/>Variante 1.1: “Cadastrar funcionario”:</text:p>
      <text:p text:style-name="P46"><text:tab/><text:tab/>(1.1.1) O sistema solicita os dados do funcionario.</text:p>
      <text:p text:style-name="P46"><text:tab/><text:tab/>(1.1.2) O funcionario preenche os campos com os dados do funcionario: [FA01].</text:p>
      <text:p text:style-name="P15"><text:tab/><text:tab/>(1.1.3) O sistema verifica os campos preenchidos <text:s/>e valida os dados: [FE02] [FE01].</text:p>
      <text:p text:style-name="P15"><text:tab/><text:tab/>(1.1.4) O funcionario cadastra o funcionario.</text:p>
      <text:p text:style-name="P15"><text:tab/><text:tab/>(1.1.5) O sistema informa que o cadastro feito com sucesso. <text:s text:c="5"/><text:tab/></text:p>
      <text:p text:style-name="P15"/>
      <text:p text:style-name="P15"><text:tab/>Variante 1.2: “Consultar funcionario”:</text:p>
      <text:p text:style-name="P15"><text:tab/><text:tab/>(1.2.1) O sistema solicita os dados do funcionario.</text:p>
      <text:p text:style-name="P15"><text:tab/><text:tab/>(1.2.2) O funcionario preenche os dados solicitados no sistema.</text:p>
      <text:p text:style-name="P15"><text:tab/><text:tab/>(1.2.3) O funcionario consulta o cliente através do botão consultar.</text:p>
      <text:p text:style-name="P15"><text:tab/><text:tab/>(1.2.4) O sistema apresenta uma lista com os nomes dos funcionarios: [FA02].</text:p>
      <text:p text:style-name="P15"><text:tab/><text:tab/>(1.2.5) O funcionario seleciona um nome da lista.</text:p>
      <text:p text:style-name="P15"><text:tab/><text:tab/>(1.2.6) O sistema exibe as informações do funcionario (nome, telefone, cpf e <text:tab/><text:tab/><text:tab/><text:tab/><text:tab/>endereço, carteira de trabalho e funcao).</text:p>
      <text:p text:style-name="P15"/>
      <text:p text:style-name="P15"><text:tab/>Variante 1.3: “Alterar funcionario”:</text:p>
      <text:p text:style-name="P15"><text:tab/><text:tab/>(1.3.1) &lt;&lt;Include&gt;&gt;[VA1.2].</text:p>
      <text:p text:style-name="P15"><text:tab/><text:tab/>(1.3.2) O funcionario preenche os campos com os novos dados à serem <text:tab/><text:tab/><text:tab/><text:tab/><text:tab/>alterados.</text:p>
      <text:p text:style-name="P15"><text:soft-page-break/><text:tab/><text:tab/>(1.3.3) O funcinario salva suas alteraçoes atraves do botão 'alterar'.</text:p>
      <text:p text:style-name="P15"><text:tab/><text:tab/>(1.3.4) O sistema informa a alteração feita com sucesso.</text:p>
      <text:p text:style-name="P15"/>
      <text:p text:style-name="P15"><text:tab/>Variante 1.4: “Excluir funcionario”:</text:p>
      <text:p text:style-name="P15"><text:tab/><text:tab/>(1.4.1) &lt;&lt;Include&gt;&gt;[VA1.2].</text:p>
      <text:p text:style-name="P15"><text:tab/><text:tab/>(1.4.2) O funcionario exclui o funcionario atraves do botao 'excluir'.</text:p>
      <text:p text:style-name="P15"><text:tab/><text:tab/>(1.4.3) O sistema informa exclusao feita com sucesso.</text:p>
      <text:p text:style-name="P49"/>
      <text:p text:style-name="P49">2 - O Funcionario escolhe uma opção.</text:p>
      <text:p text:style-name="P15">3 - O sistema retorna a etapa 1.</text:p>
      <text:p text:style-name="P10">Fluxos alternativos:</text:p>
      <text:p text:style-name="P49">[FA01] Buscar CEP:</text:p>
      <text:p text:style-name="P48">1 - O funcionario informa cidade desejada.</text:p>
      <text:p text:style-name="P48">2 - O sistema retorna o CEP procurado.</text:p>
      <text:p text:style-name="P48">3 - O sistema retorna para ao passo [1.1.2] do fluxo principal solicitando novos dados.</text:p>
      <text:p text:style-name="P49"/>
      <text:p text:style-name="P49">[FA02] Funcionario não cadastrado:</text:p>
      <text:p text:style-name="P48">1 - &lt;&lt;include&gt;&gt; [VA 1.1]</text:p>
      <text:p text:style-name="P10">Fluxos de erro:</text:p>
      <text:p text:style-name="P49">[FE01] Funcionario já cadastrado:</text:p>
      <text:p text:style-name="P48">1 - O sistema exibe mensagem informado o nome e a ID do funcionario.</text:p>
      <text:p text:style-name="P48">2 - O funcionario confirma a tela.</text:p>
      <text:p text:style-name="P48">3 - O sistema retorna para ao passo [1.1.3] do fluxo principal solicitando novos dados.</text:p>
      <text:p text:style-name="P49"/>
      <text:p text:style-name="P49">[FE02] Dados invalidos:</text:p>
      <text:p text:style-name="P48">1 - O sistema informa os campos com os dados invalidos.</text:p>
      <text:p text:style-name="P48">2 - O funcionario altera os valores incorretos.</text:p>
      <text:p text:style-name="P48">3 - O sistema retorna para a etapa [1.1.3] do fluxo principal solicitando novos dados.</text:p>
      <text:p text:style-name="P40"/>
      <text:p text:style-name="P56"><text:bookmark-start text:name="__RefHeading__1530_844320639"/><text:bookmark-start text:name="RFXX0011"/><text:span text:style-name="Fonte_20_parág._20_padrão"><text:span text:style-name="T13">[UC03]</text:span></text:span><text:bookmark-end text:name="RFXX0011"/><text:span text:style-name="Fonte_20_parág._20_padrão"><text:span text:style-name="T9">Manter veiculo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">Ator(es):</text:p>
          </table:table-cell>
          <table:table-cell table:style-name="Tabela6.B1" office:value-type="string">
            <text:p text:style-name="P41">Funcionario</text:p>
          </table:table-cell>
        </table:table-row>
      </table:table>
      <text:p text:style-name="Filling_20_instruction"/>
      <text:p text:style-name="P42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2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3"><text:tab/><text:tab/><text:tab/>Conexao com o banco de dados.</text:p>
      <text:p text:style-name="P42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Veiculo adicionado ao banco de dados do sistema.</text:span></text:span></text:p>
      <text:p text:style-name="P43"><text:tab/><text:tab/><text:tab/>Veiculo removido do banco de dados do sistema.</text:p>
      <text:p text:style-name="P45">Fluxo principal:</text:p>
      <text:p text:style-name="P48">1 - O sistema exibe tela inicial com as opções disponiveis:</text:p>
      <text:p text:style-name="P46"><text:tab/>1.1 - “Cadastrar veiculo”.</text:p>
      <text:p text:style-name="P46"><text:tab/>1.2 - “Consultar veiculo”.</text:p>
      <text:p text:style-name="P46"><text:soft-page-break/><text:tab/>1.3 - “Alterar veiculo”.</text:p>
      <text:p text:style-name="P46"><text:tab/>1.4 - “Excluir veiculo”.</text:p>
      <text:p text:style-name="P46"/>
      <text:p text:style-name="P46"><text:tab/>Variante 1.1: “Cadastrar veiculo”:</text:p>
      <text:p text:style-name="P46"><text:tab/><text:tab/>(1.1.1) O sistema solicita os dados do veiculo.</text:p>
      <text:p text:style-name="P46"><text:tab/><text:tab/>(1.1.2) O funcionario preenche os campos com os dados do veiculo [FA01].</text:p>
      <text:p text:style-name="P15"><text:tab/><text:tab/>(1.1.3) O sistema verifica os campos preenchidos <text:s/>e valida os dados: <text:s/>[FE02] [FE01].</text:p>
      <text:p text:style-name="P15"><text:tab/><text:tab/>(1.1.4) O funcionario cadastra o veiculo.</text:p>
      <text:p text:style-name="P15"><text:tab/><text:tab/>(1.1.5) O sistema informa que o cadastro feito com sucesso. <text:s text:c="5"/><text:tab/></text:p>
      <text:p text:style-name="P15"/>
      <text:p text:style-name="P15"><text:tab/>Variante 1.2: “Consultar veiculo”:</text:p>
      <text:p text:style-name="P15"><text:tab/><text:tab/>(1.2.1) O sistema solicita os dados do veiculo.</text:p>
      <text:p text:style-name="P15"><text:tab/><text:tab/>(1.2.2) O funcionario preenche os dados solicitados no sistema.</text:p>
      <text:p text:style-name="P15"><text:tab/><text:tab/>(1.2.3) O funcionario consulta o cliente através do botão consultar.</text:p>
      <text:p text:style-name="P15"><text:tab/><text:tab/>(1.2.4) O sistema apresenta uma lista com as placas dos veiculos.</text:p>
      <text:p text:style-name="P15"><text:tab/><text:tab/>(1.2.5) O funcionario seleciona um veiculo da lista.</text:p>
      <text:p text:style-name="P15"><text:tab/><text:tab/>(1.2.6) O sistema exibe as informações do veiculo (detalhes, proprietario).</text:p>
      <text:p text:style-name="P15"/>
      <text:p text:style-name="P15"><text:tab/>Variante 1.3: “Alterar veiculo”:</text:p>
      <text:p text:style-name="P15"><text:tab/><text:tab/>(1.3.1) &lt;&lt;Include&gt;&gt;[VA1.2].</text:p>
      <text:p text:style-name="P15"><text:tab/><text:tab/>(1.3.2) O funcionario preenche os campos com os novos dados à serem <text:tab/><text:tab/><text:tab/><text:tab/><text:tab/>alterados.</text:p>
      <text:p text:style-name="P15"><text:tab/><text:tab/>(1.3.3) O funcinario salva suas alteraçoes atraves do botão 'alterar'.</text:p>
      <text:p text:style-name="P15"><text:tab/><text:tab/>(1.3.4) O sistema informa a alteração feita com sucesso.</text:p>
      <text:p text:style-name="P15"/>
      <text:p text:style-name="P15"><text:tab/>Variante 1.4: “Excluir veiculo”:</text:p>
      <text:p text:style-name="P15"><text:tab/><text:tab/>(1.4.1) &lt;&lt;Include&gt;&gt;[VA1.2].</text:p>
      <text:p text:style-name="P15"><text:tab/><text:tab/>(1.4.2) O funcionario exclui o veiculo atraves do botao 'excluir'.</text:p>
      <text:p text:style-name="P15"><text:tab/><text:tab/>(1.4.3) O sistema informa exclusao feita com sucesso.</text:p>
      <text:p text:style-name="P49"/>
      <text:p text:style-name="P49">2 - O Funcionario escolhe uma opção.</text:p>
      <text:p text:style-name="P15">3 - O sistema retorna a etapa 1.</text:p>
      <text:p text:style-name="P10">Fluxos alternativos:</text:p>
      <text:p text:style-name="P49">[FA01] Buscar proprietario:</text:p>
      <text:p text:style-name="P48">1 - &lt;&lt;include&gt;&gt; [UC01] variante 1.2.</text:p>
      <text:p text:style-name="P48">2 - O sistema retorna dados procurados.</text:p>
      <text:p text:style-name="P48">3 - O sistema retorna para ao passo [1.1.2].</text:p>
      <text:p text:style-name="P10">Fluxos de erro:</text:p>
      <text:p text:style-name="P49">[FE01] Veiculo já cadastrado:</text:p>
      <text:p text:style-name="P48">1 - O sistema exibe mensagem informado a placa e a ID do veiculo.</text:p>
      <text:p text:style-name="P48">2 - O funcionario confirma a tela.</text:p>
      <text:p text:style-name="P48">3 - O sistema retorna para ao passo [1.1.3] do fluxo principal solicitando novos dados.</text:p>
      <text:p text:style-name="P49"/>
      <text:p text:style-name="P49"><text:soft-page-break/>[FE02] Dados invalidos:</text:p>
      <text:p text:style-name="P48">1 - O sistema informa os campos com os dados invalidos.</text:p>
      <text:p text:style-name="P48">2 - O funcionario altera os valores incorretos.</text:p>
      <text:p text:style-name="P48">3 - O sistema retorna para a etapa [1.1.3] do fluxo principal solicitando novos dados.</text:p>
      <text:p text:style-name="P40"/>
      <text:p text:style-name="P56"><text:bookmark-start text:name="__RefHeading__1532_844320639"/><text:bookmark-start text:name="RFXX00111"/><text:span text:style-name="Fonte_20_parág._20_padrão"><text:span text:style-name="T13">[UC04]</text:span></text:span><text:bookmark-end text:name="RFXX00111"/><text:span text:style-name="Fonte_20_parág._20_padrão"><text:span text:style-name="T9">Manter serviços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">Ator(es):</text:p>
          </table:table-cell>
          <table:table-cell table:style-name="Tabela7.B1" office:value-type="string">
            <text:p text:style-name="P41">Funcionario</text:p>
          </table:table-cell>
        </table:table-row>
      </table:table>
      <text:p text:style-name="Filling_20_instruction"/>
      <text:p text:style-name="P42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2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3"><text:tab/><text:tab/><text:tab/>Conexao com o banco de dados.</text:p>
      <text:p text:style-name="P42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Serviço adicionado ao banco de dados do sistema.</text:span></text:span></text:p>
      <text:p text:style-name="P43"><text:tab/><text:tab/><text:tab/>Serviço removido do banco de dados do sistema.</text:p>
      <text:p text:style-name="P45">Fluxo principal:</text:p>
      <text:p text:style-name="P48">1 - O sistema exibe tela inicial com as opções disponiveis:</text:p>
      <text:p text:style-name="P46"><text:tab/>1.1 - “Cadastrar serviço”.</text:p>
      <text:p text:style-name="P46"><text:tab/>1.2 - “Consultar serviço”.</text:p>
      <text:p text:style-name="P46"><text:tab/>1.3 - “Alterar serviço”.</text:p>
      <text:p text:style-name="P46"><text:tab/>1.4 - “Excluir serviço”.</text:p>
      <text:p text:style-name="P46"/>
      <text:p text:style-name="P46"><text:tab/>Variante 1.1: “Cadastrar serviço”:</text:p>
      <text:p text:style-name="P46"><text:tab/><text:tab/>(1.1.1) O sistema solicita os dados do serviço.</text:p>
      <text:p text:style-name="P46"><text:tab/><text:tab/>(1.1.2) O funcionario preenche os campos com os dados do serviço.</text:p>
      <text:p text:style-name="P15"><text:tab/><text:tab/>(1.1.3) O sistema verifica os campos preenchidos <text:s/>e valida os dados: <text:s/>[FE02] [FE01].</text:p>
      <text:p text:style-name="P15"><text:tab/><text:tab/>(1.1.4) O funcionario cadastra o serviço.</text:p>
      <text:p text:style-name="P15"><text:tab/><text:tab/>(1.1.5) O sistema informa que o cadastro feito com sucesso. <text:s text:c="5"/><text:tab/></text:p>
      <text:p text:style-name="P15"/>
      <text:p text:style-name="P15"><text:tab/>Variante 1.2: “Consultar serviço”:</text:p>
      <text:p text:style-name="P15"><text:tab/><text:tab/>(1.2.1) O sistema solicita os dados do serviço.</text:p>
      <text:p text:style-name="P15"><text:tab/><text:tab/>(1.2.2) O funcionario preenche os dados solicitados no sistema.</text:p>
      <text:p text:style-name="P15"><text:tab/><text:tab/>(1.2.3) O funcionario consulta o serviço através do botão consultar.</text:p>
      <text:p text:style-name="P15"><text:tab/><text:tab/>(1.2.4) O sistema apresenta uma lista com serviços pesquisados.</text:p>
      <text:p text:style-name="P15"><text:tab/><text:tab/>(1.2.5) O funcionario seleciona um serviço da lista.</text:p>
      <text:p text:style-name="P15"><text:tab/><text:tab/>(1.2.6) O sistema exibe as informações do serviço (descriçao, valor).</text:p>
      <text:p text:style-name="P15"/>
      <text:p text:style-name="P15"><text:tab/>Variante 1.3: “Alterar serviço”:</text:p>
      <text:p text:style-name="P15"><text:tab/><text:tab/>(1.3.1) &lt;&lt;Include&gt;&gt;[VA1.2].</text:p>
      <text:p text:style-name="P15"><text:tab/><text:tab/>(1.3.2) O funcionario preenche os campos com os novos dados à serem <text:tab/><text:tab/><text:tab/><text:tab/><text:tab/>alterados.</text:p>
      <text:p text:style-name="P15"><text:tab/><text:tab/>(1.3.3) O funcinario salva suas alteraçoes atraves do botão 'alterar'.</text:p>
      <text:p text:style-name="P15"><text:tab/><text:tab/>(1.3.4) O sistema informa a alteração feita com sucesso.</text:p>
      <text:p text:style-name="P15"><text:soft-page-break/></text:p>
      <text:p text:style-name="P15"><text:tab/>Variante 1.4: “Excluir serviço”:</text:p>
      <text:p text:style-name="P15"><text:tab/><text:tab/>(1.4.1) &lt;&lt;Include&gt;&gt;[VA1.2].</text:p>
      <text:p text:style-name="P15"><text:tab/><text:tab/>(1.4.2) O funcionario exclui o serviço atraves do botao 'excluir'.</text:p>
      <text:p text:style-name="P15"><text:tab/><text:tab/>(1.4.3) O sistema informa exclusao feita com sucesso.</text:p>
      <text:p text:style-name="P49"/>
      <text:p text:style-name="P49">2 - O Funcionario escolhe uma opção.</text:p>
      <text:p text:style-name="P15">3 - O sistema retorna a etapa 1.</text:p>
      <text:p text:style-name="P10">Fluxos alternativos:</text:p>
      <text:p text:style-name="P49"/>
      <text:p text:style-name="P10">Fluxos de erro:</text:p>
      <text:p text:style-name="P49">[FE01] Serviço já cadastrado:</text:p>
      <text:p text:style-name="P48">1 - O sistema exibe mensagem informado a descriçao e a ID do serviço.</text:p>
      <text:p text:style-name="P48">2 - O funcionario confirma a tela.</text:p>
      <text:p text:style-name="P48">3 - O sistema retorna para ao passo [1.1.3] do fluxo principal solicitando novos dados.</text:p>
      <text:p text:style-name="P49"/>
      <text:p text:style-name="P49">[FE02] Dados invalidos:</text:p>
      <text:p text:style-name="P48">1 - O sistema informa os campos com os dados invalidos.</text:p>
      <text:p text:style-name="P48">2 - O funcionario altera os valores incorretos.</text:p>
      <text:p text:style-name="P48">3 - O sistema retorna para a etapa [1.1.3] do fluxo principal solicitando novos dados.</text:p>
      <text:p text:style-name="P40"/>
      <text:p text:style-name="P56"><text:bookmark-start text:name="__RefHeading__1534_844320639"/><text:bookmark-start text:name="RFXX001111"/><text:span text:style-name="Fonte_20_parág._20_padrão"><text:span text:style-name="T13">[UC05]</text:span></text:span><text:bookmark-end text:name="RFXX001111"/><text:span text:style-name="Fonte_20_parág._20_padrão"><text:span text:style-name="T9">Manter ferramenta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">Ator(es):</text:p>
          </table:table-cell>
          <table:table-cell table:style-name="Tabela8.B1" office:value-type="string">
            <text:p text:style-name="P41">Funcionario</text:p>
          </table:table-cell>
        </table:table-row>
      </table:table>
      <text:p text:style-name="Filling_20_instruction"/>
      <text:p text:style-name="P42"><text:span text:style-name="Fonte_20_parág._20_padrão"><text:span text:style-name="T3">Descrição: </text:span></text:span><text:span text:style-name="Fonte_20_parág._20_padrão"><text:span text:style-name="T9">&lt;&lt;CRUD&gt;&gt;.</text:span></text:span></text:p>
      <text:p text:style-name="P42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3"><text:tab/><text:tab/><text:tab/>Conexao com o banco de dados.</text:p>
      <text:p text:style-name="P42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Ferramenta adicionado ao banco de dados do sistema.</text:span></text:span></text:p>
      <text:p text:style-name="P43"><text:tab/><text:tab/><text:tab/>Ferramenta removido do banco de dados do sistema.</text:p>
      <text:p text:style-name="P45">Fluxo principal:</text:p>
      <text:p text:style-name="P48">1 - O sistema exibe tela inicial com as opções disponiveis:</text:p>
      <text:p text:style-name="P46"><text:tab/>1.1 - “Cadastrar ferramenta”.</text:p>
      <text:p text:style-name="P46"><text:tab/>1.2 - “Consultar ferramenta”.</text:p>
      <text:p text:style-name="P46"><text:tab/>1.3 - “Alterar ferramenta”.</text:p>
      <text:p text:style-name="P46"><text:tab/>1.4 - “Excluir ferramenta”.</text:p>
      <text:p text:style-name="P46"/>
      <text:p text:style-name="P46"><text:tab/>Variante 1.1: “Cadastrar ferramenta”:</text:p>
      <text:p text:style-name="P46"><text:tab/><text:tab/>(1.1.1) O sistema solicita os dados do serviço.</text:p>
      <text:p text:style-name="P46"><text:tab/><text:tab/>(1.1.2) O funcionario preenche os campos com os dados da ferramenta.</text:p>
      <text:p text:style-name="P15"><text:tab/><text:tab/>(1.1.3) O sistema verifica os campos preenchidos <text:s/>e valida os dados: <text:s/>[FE02] [FE01].</text:p>
      <text:p text:style-name="P15"><text:tab/><text:tab/>(1.1.4) O funcionario cadastra a ferramenta.</text:p>
      <text:p text:style-name="P15"><text:soft-page-break/><text:tab/><text:tab/>(1.1.5) O sistema informa que o cadastro feito com sucesso. <text:s text:c="5"/><text:tab/></text:p>
      <text:p text:style-name="P15"/>
      <text:p text:style-name="P15"><text:tab/>Variante 1.2: “Consultar ferramenta”:</text:p>
      <text:p text:style-name="P15"><text:tab/><text:tab/>(1.2.1) O sistema solicita os dados da ferramenta.</text:p>
      <text:p text:style-name="P15"><text:tab/><text:tab/>(1.2.2) O funcionario preenche os dados solicitados no sistema.</text:p>
      <text:p text:style-name="P15"><text:tab/><text:tab/>(1.2.3) O funcionario consulta o serviço através do botão consultar.</text:p>
      <text:p text:style-name="P15"><text:tab/><text:tab/>(1.2.4) O sistema apresenta uma lista com ferramentas pesquisadas.</text:p>
      <text:p text:style-name="P15"><text:tab/><text:tab/>(1.2.5) O funcionario seleciona uma ferramenta da lista.</text:p>
      <text:p text:style-name="P15"><text:tab/><text:tab/>(1.2.6) O sistema exibe as informações da ferramenta (descriçao, quantidade).</text:p>
      <text:p text:style-name="P15"/>
      <text:p text:style-name="P15"><text:tab/>Variante 1.3: “Alterar ferramenta”:</text:p>
      <text:p text:style-name="P15"><text:tab/><text:tab/>(1.3.1) &lt;&lt;Include&gt;&gt;[VA1.2].</text:p>
      <text:p text:style-name="P15"><text:tab/><text:tab/>(1.3.2) O funcionario preenche os campos com os novos dados à serem <text:tab/><text:tab/><text:tab/><text:tab/><text:tab/>alterados.</text:p>
      <text:p text:style-name="P15"><text:tab/><text:tab/>(1.3.3) O funcinario salva suas alteraçoes atraves do botão 'alterar'.</text:p>
      <text:p text:style-name="P15"><text:tab/><text:tab/>(1.3.4) O sistema informa a alteração feita com sucesso.</text:p>
      <text:p text:style-name="P15"/>
      <text:p text:style-name="P15"><text:tab/>Variante 1.4: “Excluir serviço”:</text:p>
      <text:p text:style-name="P15"><text:tab/><text:tab/>(1.4.1) &lt;&lt;Include&gt;&gt;[VA1.2].</text:p>
      <text:p text:style-name="P15"><text:tab/><text:tab/>(1.4.2) O funcionario exclui o serviço atraves do botao 'excluir'.</text:p>
      <text:p text:style-name="P15"><text:tab/><text:tab/>(1.4.3) O sistema informa exclusao feita com sucesso.</text:p>
      <text:p text:style-name="P49"/>
      <text:p text:style-name="P49">2 - O Funcionario escolhe uma opção.</text:p>
      <text:p text:style-name="P15">3 - O sistema retorna a etapa 1.</text:p>
      <text:p text:style-name="P10">Fluxos alternativos:</text:p>
      <text:p text:style-name="P49"/>
      <text:p text:style-name="P10">Fluxos de erro:</text:p>
      <text:p text:style-name="P49">[FE01] Ferramenta já cadastrada:</text:p>
      <text:p text:style-name="P48">1 - O sistema exibe mensagem informado a descriçao e a ID da ferramenta.</text:p>
      <text:p text:style-name="P48">2 - O funcionario confirma a tela.</text:p>
      <text:p text:style-name="P48">3 - O sistema retorna para ao passo [1.1.3] do fluxo principal solicitando novos dados.</text:p>
      <text:p text:style-name="P49"/>
      <text:p text:style-name="P49">[FE02] Dados invalidos:</text:p>
      <text:p text:style-name="P48">1 - O sistema informa os campos com os dados invalidos.</text:p>
      <text:p text:style-name="P48">2 - O funcionario altera os valores incorretos.</text:p>
      <text:p text:style-name="P48">3 - O sistema retorna para a etapa [1.1.3] do fluxo principal solicitando novos dados.</text:p>
      <text:p text:style-name="P40"/>
      <text:p text:style-name="P56"><text:bookmark-start text:name="__RefHeading__1534_8443206391"/><text:bookmark-start text:name="RFXX0011111"/><text:span text:style-name="Fonte_20_parág._20_padrão"><text:span text:style-name="T13">[UC06]</text:span></text:span><text:bookmark-end text:name="RFXX0011111"/><text:span text:style-name="Fonte_20_parág._20_padrão"><text:span text:style-name="T9">Manter ferramentas emprestadas</text:span></text:span><text:bookmark-end text:name="__RefHeading__1534_8443206391"/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1">Ator(es):</text:p>
          </table:table-cell>
          <table:table-cell table:style-name="Tabela9.B1" office:value-type="string">
            <text:p text:style-name="P41">Funcionario</text:p>
          </table:table-cell>
        </table:table-row>
      </table:table>
      <text:p text:style-name="Filling_20_instruction"/>
      <text:p text:style-name="P42"><text:span text:style-name="Fonte_20_parág._20_padrão"><text:span text:style-name="T3">Descrição: </text:span></text:span><text:span text:style-name="Fonte_20_parág._20_padrão"><text:span text:style-name="T9">Gerencia o emprestimo das ferrasmentas da empresa para seus funcionarios .</text:span></text:span></text:p>
      <text:p text:style-name="P42"><text:soft-page-break/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3"><text:tab/><text:tab/><text:tab/>Conexao com o banco de dados.</text:p>
      <text:p text:style-name="P42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Emprestimo de ferramenta adicionado ao banco de dados do sistema.</text:span></text:span></text:p>
      <text:p text:style-name="P43"><text:tab/><text:tab/><text:tab/>Emprestimo de ferramenta atualizado no banco de dados do sistema.</text:p>
      <text:p text:style-name="P45">Fluxo principal:</text:p>
      <text:p text:style-name="P48">1 - O sistema exibe tela inicial com as opções disponiveis:</text:p>
      <text:p text:style-name="P46"><text:tab/>1.1 - “Fazer emprestimo ferramenta”.</text:p>
      <text:p text:style-name="P46"><text:tab/>1.2 - “Consultar emprestimo ferramenta”.</text:p>
      <text:p text:style-name="P46"><text:tab/>1.3 - “Devolver emprestimo ferramenta”.<text:tab/></text:p>
      <text:p text:style-name="P46"/>
      <text:p text:style-name="P46"><text:tab/>Variante 1.1: “Fazer emprestimo ferramenta”:</text:p>
      <text:p text:style-name="P46"><text:tab/><text:tab/>(1.1.1) O sistema solicita os dados do emprestimo.</text:p>
      <text:p text:style-name="P46"><text:tab/><text:tab/>(1.1.2) O funcionario preenche os campos com os dados do emprestimo (funcionario, <text:tab/><text:tab/><text:tab/><text:tab/>ferramenta).</text:p>
      <text:p text:style-name="P15"><text:tab/><text:tab/>(1.1.3) O sistema verifica os campos preenchidos <text:s/>e valida os dados: <text:s/>[FE02] [FE01].</text:p>
      <text:p text:style-name="P15"><text:tab/><text:tab/>(1.1.4) O funcionario cadastra a emprestimo.</text:p>
      <text:p text:style-name="P15"><text:tab/><text:tab/>(1.1.5) O sistema informa que o cadastro feito com sucesso. <text:s text:c="5"/><text:tab/></text:p>
      <text:p text:style-name="P15"/>
      <text:p text:style-name="P15"><text:tab/>Variante 1.2: “Consultar ferramenta”:</text:p>
      <text:p text:style-name="P15"><text:tab/><text:tab/>(1.2.1) O sistema solicita os dados da ferramenta.</text:p>
      <text:p text:style-name="P15"><text:tab/><text:tab/>(1.2.2) O funcionario preenche os dados solicitados no sistema.</text:p>
      <text:p text:style-name="P15"><text:tab/><text:tab/>(1.2.3) O funcionario consulta o serviço através do botão consultar.</text:p>
      <text:p text:style-name="P15"><text:tab/><text:tab/>(1.2.4) O sistema apresenta uma lista com ferramentas pesquisadas.</text:p>
      <text:p text:style-name="P15"><text:tab/><text:tab/>(1.2.5) O funcionario seleciona uma ferramenta da lista.</text:p>
      <text:p text:style-name="P15"><text:tab/><text:tab/>(1.2.6) O sistema exibe as informações da ferramenta (descriçao, quantidade).</text:p>
      <text:p text:style-name="P15"/>
      <text:p text:style-name="P15"><text:tab/>Variante 1.3: “Alterar ferramenta”:</text:p>
      <text:p text:style-name="P15"><text:tab/><text:tab/>(1.3.1) &lt;&lt;Include&gt;&gt;[VA1.2].</text:p>
      <text:p text:style-name="P15"><text:tab/><text:tab/>(1.3.2) O funcionario preenche os campos com os novos dados à serem <text:tab/><text:tab/><text:tab/><text:tab/><text:tab/>alterados.</text:p>
      <text:p text:style-name="P15"><text:tab/><text:tab/>(1.3.3) O funcinario salva suas alteraçoes atraves do botão 'alterar'.</text:p>
      <text:p text:style-name="P15"><text:tab/><text:tab/>(1.3.4) O sistema informa a alteração feita com sucesso.</text:p>
      <text:p text:style-name="P15"/>
      <text:p text:style-name="P15"><text:tab/>Variante 1.4: “Excluir serviço”:</text:p>
      <text:p text:style-name="P15"><text:tab/><text:tab/>(1.4.1) &lt;&lt;Include&gt;&gt;[VA1.2].</text:p>
      <text:p text:style-name="P15"><text:tab/><text:tab/>(1.4.2) O funcionario exclui o serviço atraves do botao 'excluir'.</text:p>
      <text:p text:style-name="P15"><text:tab/><text:tab/>(1.4.3) O sistema informa exclusao feita com sucesso.</text:p>
      <text:p text:style-name="P49"/>
      <text:p text:style-name="P49">2 - O Funcionario escolhe uma opção.</text:p>
      <text:p text:style-name="P15">3 - O sistema retorna a etapa 1.</text:p>
      <text:p text:style-name="P10">Fluxos alternativos:</text:p>
      <text:p text:style-name="P49"><text:soft-page-break/></text:p>
      <text:p text:style-name="P10">Fluxos de erro:</text:p>
      <text:p text:style-name="P49">[FE01] Funcionario não cadastrado:</text:p>
      <text:p text:style-name="P48">1 - O sistema exibe mensagem de erro.</text:p>
      <text:p text:style-name="P46">2 - Retorna ao passo 1.1.2.</text:p>
      <text:p text:style-name="P49"/>
      <text:p text:style-name="P49">[FE02] Ferramenta não cadastrada:</text:p>
      <text:p text:style-name="P48">1 - O sistema exibe mensagem de erro.</text:p>
      <text:p text:style-name="P46">2 - Retorna ao passo 1.1.2.</text:p>
      <text:p text:style-name="P40"/>
      <text:p text:style-name="P56"><text:bookmark-start text:name="__RefHeading__1534_84432063911"/><text:bookmark-start text:name="RFXX00111111"/><text:span text:style-name="Fonte_20_parág._20_padrão"><text:span text:style-name="T13">[UC07]</text:span></text:span><text:bookmark-end text:name="RFXX00111111"/><text:span text:style-name="Fonte_20_parág._20_padrão"><text:span text:style-name="T9">Manter ordens de serviço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1">Ator(es):</text:p>
          </table:table-cell>
          <table:table-cell table:style-name="Tabela10.B1" office:value-type="string">
            <text:p text:style-name="P41">Funcionario</text:p>
          </table:table-cell>
        </table:table-row>
      </table:table>
      <text:p text:style-name="Filling_20_instruction"/>
      <text:p text:style-name="P42"><text:span text:style-name="Fonte_20_parág._20_padrão"><text:span text:style-name="T3">Descrição: </text:span></text:span><text:span text:style-name="Fonte_20_parág._20_padrão"><text:span text:style-name="T9">Gerencia as ordens de serviço da empresa.</text:span></text:span></text:p>
      <text:p text:style-name="P42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3"><text:tab/><text:tab/><text:tab/>Conexao com o banco de dados.</text:p>
      <text:p text:style-name="P42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Ordem de serviço adicionada ao banco de dados do sistema.</text:span></text:span></text:p>
      <text:p text:style-name="P43"><text:tab/><text:tab/><text:tab/>Ordem de serviço <text:s/>atualizada no banco de dados do sistema.</text:p>
      <text:p text:style-name="P45">Fluxo principal:</text:p>
      <text:p text:style-name="P48">1 - O sistema exibe tela inicial com as opções disponiveis:</text:p>
      <text:p text:style-name="P46"><text:tab/>1.1 - “Nova ordem de serviço”.</text:p>
      <text:p text:style-name="P46"><text:tab/>1.2 - “Consultar ordens de serviço”.</text:p>
      <text:p text:style-name="P46"><text:tab/>1.3 - “Atualizar ordem de serviço”.<text:tab/></text:p>
      <text:p text:style-name="P46"/>
      <text:p text:style-name="P46"><text:tab/>Variante 1.1: “Nova ordem de serviço”:</text:p>
      <text:p text:style-name="P46"><text:tab/><text:tab/>(1.1.1) O sistema solicita os dados da ordem de serviço.</text:p>
      <text:p text:style-name="P46"><text:tab/><text:tab/>(1.1.2) O funcionario preenche os campos com os dados da ordem de serviço (Cliente, veiculo, <text:tab/><text:tab/><text:tab/>serviços, funcionario).</text:p>
      <text:p text:style-name="P15"><text:tab/><text:tab/>(1.1.3) O sistema verifica os campos preenchidos <text:s/>e valida os dados: <text:s/>[FE01] [FE02] [FE03] <text:tab/><text:tab/><text:tab/>[FE04].</text:p>
      <text:p text:style-name="P15"><text:tab/><text:tab/>(1.1.4) O funcionario cadastra a ordem de serviço.</text:p>
      <text:p text:style-name="P15"><text:tab/><text:tab/>(1.1.5) O sistema informa que o cadastro feito com sucesso. <text:s text:c="5"/><text:tab/></text:p>
      <text:p text:style-name="P15"/>
      <text:p text:style-name="P15"><text:tab/>Variante 1.2: “Consultar ordem de serviço”:</text:p>
      <text:p text:style-name="P15"><text:tab/><text:tab/>(1.2.1) O sistema solicita os dados da pesquisa.</text:p>
      <text:p text:style-name="P15"><text:tab/><text:tab/>(1.2.2) O funcionario preenche os dados solicitados no sistema.</text:p>
      <text:p text:style-name="P15"><text:tab/><text:tab/>(1.2.3) O funcionario consulta o serviço através do botão consultar.</text:p>
      <text:p text:style-name="P15"><text:tab/><text:tab/>(1.2.4) O sistema apresenta uma lista com ordens de serviço pesquisadas.</text:p>
      <text:p text:style-name="P15"><text:tab/><text:tab/>(1.2.5) O funcionario seleciona uma ordem de serviço da lista.</text:p>
      <text:p text:style-name="P15"><text:tab/><text:tab/>(1.2.6) O sistema exibe as informações da ordem de serviço (id, cliente, veiculo).</text:p>
      <text:p text:style-name="P15"/>
      <text:p text:style-name="P15"><text:tab/>Variante 1.3: “Atualizar ordem de serviço”:</text:p>
      <text:p text:style-name="P15"><text:soft-page-break/><text:tab/><text:tab/>(1.3.1) &lt;&lt;Include&gt;&gt;[VA1.2].</text:p>
      <text:p text:style-name="P15"><text:tab/><text:tab/>(1.3.2) O funcionario preenche os campos com os novos dados à serem <text:tab/><text:tab/><text:tab/><text:tab/><text:tab/>adicionados [FA01].</text:p>
      <text:p text:style-name="P15"><text:tab/><text:tab/>(1.3.3) O funcionario salva suas alteraçoes atraves do botão 'alterar'.</text:p>
      <text:p text:style-name="P15"><text:tab/><text:tab/>(1.3.4) O sistema informa a alteração feita com sucesso.</text:p>
      <text:p text:style-name="P15"/>
      <text:p text:style-name="P49">2 - O Funcionario escolhe uma opção.</text:p>
      <text:p text:style-name="P15">3 - O sistema retorna a etapa 1.</text:p>
      <text:p text:style-name="P10">Fluxos alternativos:</text:p>
      <text:p text:style-name="P49">[FA01] Remover serviço:</text:p>
      <text:p text:style-name="P48">1 - Funcionario seleciona serviço escolhido.</text:p>
      <text:p text:style-name="P46">2 - Sistema exibe tela confirmando açao.</text:p>
      <text:p text:style-name="P46">3 - Funcionario confirma.</text:p>
      <text:p text:style-name="P46">4 - Retorna ao passo 1.3.2</text:p>
      <text:p text:style-name="P10">Fluxos de erro:</text:p>
      <text:p text:style-name="P49">[FE01] Cliente não cadastrado:</text:p>
      <text:p text:style-name="P48">1 - O sistema exibe mensagem de erro.</text:p>
      <text:p text:style-name="P46">2 - &lt;&lt;include&gt;&gt; [UC01 VA1.1]</text:p>
      <text:p text:style-name="P46">3 - Retorna ao passo 1.1.2..</text:p>
      <text:p text:style-name="P49">[FE02] Veiculo não cadastrado:</text:p>
      <text:p text:style-name="P48">1 - O sistema exibe mensagem de erro.</text:p>
      <text:p text:style-name="P46">2 - &lt;&lt;include&gt;&gt; [UC02 VA1.1]</text:p>
      <text:p text:style-name="P46">3 - Retorna ao passo 1.1.2.</text:p>
      <text:p text:style-name="P49"/>
      <text:p text:style-name="P49">[FE03] Serviço não cadastrado:</text:p>
      <text:p text:style-name="P48">1 - O sistema exibe mensagem de erro.</text:p>
      <text:p text:style-name="P46">2 - Retorna ao passo 1.1.2.</text:p>
      <text:p text:style-name="P49">[FE04] Funcionario não cadastrado:</text:p>
      <text:p text:style-name="P48">1 - O sistema exibe mensagem de erro.</text:p>
      <text:p text:style-name="P46">2 - Retorna ao passo 1.1.2.</text:p>
      <text:p text:style-name="P47"/>
      <text:p text:style-name="P56"><text:bookmark-start text:name="__RefHeading__1534_844320639111"/><text:bookmark-start text:name="RFXX001111111"/><text:span text:style-name="Fonte_20_parág._20_padrão"><text:span text:style-name="T13">[UC08]</text:span></text:span><text:bookmark-end text:name="RFXX001111111"/><text:span text:style-name="Fonte_20_parág._20_padrão"><text:span text:style-name="T9">Manter orçamentos</text:span></text:span><text:bookmark-end text:name="__RefHeading__1534_844320639111"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1">Ator(es):</text:p>
          </table:table-cell>
          <table:table-cell table:style-name="Tabela11.B1" office:value-type="string">
            <text:p text:style-name="P41">Funcionario</text:p>
          </table:table-cell>
        </table:table-row>
      </table:table>
      <text:p text:style-name="Filling_20_instruction"/>
      <text:p text:style-name="P42"><text:span text:style-name="Fonte_20_parág._20_padrão"><text:span text:style-name="T3">Descrição: </text:span></text:span><text:span text:style-name="Fonte_20_parág._20_padrão"><text:span text:style-name="T9">Gerencia os orçamentos criados pela empresa.</text:span></text:span></text:p>
      <text:p text:style-name="P42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3"><text:tab/><text:tab/><text:tab/>Conexao com o banco de dados.</text:p>
      <text:p text:style-name="P42"><text:span text:style-name="Fonte_20_parág._20_padrão"><text:span text:style-name="T3">Pós-condições: </text:span></text:span><text:span text:style-name="Fonte_20_parág._20_padrão"><text:span text:style-name="T3"><text:tab/></text:span></text:span><text:span text:style-name="Fonte_20_parág._20_padrão"><text:span text:style-name="T9">Orçamento adicionado ao banco de dados do sistema.</text:span></text:span></text:p>
      <text:p text:style-name="P43"><text:tab/><text:tab/><text:tab/></text:p>
      <text:p text:style-name="P45">Fluxo principal:</text:p>
      <text:p text:style-name="P48">1 - O sistema exibe tela inicial com as opções disponiveis:</text:p>
      <text:p text:style-name="P46"><text:soft-page-break/><text:tab/>1.1 - “Novo orçamento”.</text:p>
      <text:p text:style-name="P46"><text:tab/>1.2 - “Consultar orçamento”.</text:p>
      <text:p text:style-name="P46"/>
      <text:p text:style-name="P46"><text:tab/>Variante 1.1: “Novo orçamento”:</text:p>
      <text:p text:style-name="P46"><text:tab/><text:tab/>(1.1.1) O sistema solicita os dados da ordem de serviço.[FA01]</text:p>
      <text:p text:style-name="P46"><text:tab/><text:tab/>(1.1.2) O funcionario preenche os campos com os dados do orçamento (Cliente, veiculo, <text:tab/><text:tab/><text:tab/><text:tab/>serviços).</text:p>
      <text:p text:style-name="P15"><text:tab/><text:tab/>(1.1.3) O sistema verifica os campos preenchidos <text:s/>e valida os dados: <text:s/>[FE01] [FE02] [FE03].</text:p>
      <text:p text:style-name="P15"><text:tab/><text:tab/>(1.1.4) O funcionario cadastra orçamento.</text:p>
      <text:p text:style-name="P15"><text:tab/><text:tab/>(1.1.5) O sistema informa que o cadastro feito com sucesso. <text:s text:c="5"/><text:tab/></text:p>
      <text:p text:style-name="P15"/>
      <text:p text:style-name="P15"><text:tab/>Variante 1.2: “Consultar orçamento”:</text:p>
      <text:p text:style-name="P15"><text:tab/><text:tab/>(1.2.1) O sistema solicita os dados da pesquisa.</text:p>
      <text:p text:style-name="P15"><text:tab/><text:tab/>(1.2.2) O funcionario preenche os dados solicitados no sistema.</text:p>
      <text:p text:style-name="P15"><text:tab/><text:tab/>(1.2.3) O funcionario consulta o serviço através do botão consultar.</text:p>
      <text:p text:style-name="P15"><text:tab/><text:tab/>(1.2.4) O sistema apresenta uma lista com ordens de serviço pesquisadas.</text:p>
      <text:p text:style-name="P15"><text:tab/><text:tab/>(1.2.5) O funcionario seleciona uma ordem de serviço da lista.</text:p>
      <text:p text:style-name="P15"><text:tab/><text:tab/>(1.2.6) O sistema exibe as informações da ordem de orçamento (id, cliente, veiculo).</text:p>
      <text:p text:style-name="P15"/>
      <text:p text:style-name="P49">2 - O Funcionario escolhe uma opção.</text:p>
      <text:p text:style-name="P15">3 - O sistema retorna a etapa 1.</text:p>
      <text:p text:style-name="P10">Fluxos alternativos:</text:p>
      <text:p text:style-name="P49">[FA01] Clonar orçamento:</text:p>
      <text:p text:style-name="P48">1 - &lt;&lt;include&gt;&gt; [VA1.2].</text:p>
      <text:p text:style-name="P46">2 - Sistema exibe tela confirmando açao.</text:p>
      <text:p text:style-name="P46">3 - Funcionario altera orçamento[FA02] [FA03].</text:p>
      <text:p text:style-name="P46">4 - Retorna ao passo 1.1.2</text:p>
      <text:p text:style-name="P49">[FA02] Remover serviço:</text:p>
      <text:p text:style-name="P48">1 - Funcionario seleciona serviço escolhido.</text:p>
      <text:p text:style-name="P46">2 - Sistema exibe tela confirmando açao.</text:p>
      <text:p text:style-name="P46">3 - Funcionario confirma.</text:p>
      <text:p text:style-name="P46">4 - Retorna ao passo [FA01.3].</text:p>
      <text:p text:style-name="P15">[FA03] Adiciona serviço:</text:p>
      <text:p text:style-name="P48">1 - Funcionario adiciona serviço.</text:p>
      <text:p text:style-name="P46">2 - Retorna ao passo [FA01.4].</text:p>
      <text:p text:style-name="P15"/>
      <text:p text:style-name="P10">Fluxos de erro:</text:p>
      <text:p text:style-name="P49">[FE01] Cliente não cadastrado:</text:p>
      <text:p text:style-name="P48">1 - O sistema exibe mensagem de erro.</text:p>
      <text:p text:style-name="P46">2 - &lt;&lt;include&gt;&gt; [UC01 VA1.1]</text:p>
      <text:p text:style-name="P46">3 - Retorna ao passo 1.1.2..</text:p>
      <text:p text:style-name="P49">[FE02] Veiculo não cadastrado:</text:p>
      <text:p text:style-name="P48">1 - O sistema exibe mensagem de erro.</text:p>
      <text:p text:style-name="P46"><text:soft-page-break/>2 - &lt;&lt;include&gt;&gt; [UC02 VA1.1]</text:p>
      <text:p text:style-name="P46">3 - Retorna ao passo 1.1.2.</text:p>
      <text:p text:style-name="P49"/>
      <text:p text:style-name="P49">[FE03] Serviço não cadastrado:</text:p>
      <text:p text:style-name="P48">1 - O sistema exibe mensagem de erro.</text:p>
      <text:p text:style-name="P46">2 - Retorna ao passo 1.1.2.</text:p>
      <text:p text:style-name="P47"/>
      <text:p text:style-name="P56"><text:bookmark-start text:name="__RefHeading__1534_8443206391111"/><text:bookmark-start text:name="RFXX0011111111"/><text:span text:style-name="Fonte_20_parág._20_padrão"><text:span text:style-name="T13">[UC09]</text:span></text:span><text:bookmark-end text:name="RFXX0011111111"/><text:span text:style-name="Fonte_20_parág._20_padrão"><text:span text:style-name="T13">Fazer c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1">Ator(es):</text:p>
          </table:table-cell>
          <table:table-cell table:style-name="Tabela12.B1" office:value-type="string">
            <text:p text:style-name="P41">Funcionario</text:p>
          </table:table-cell>
        </table:table-row>
      </table:table>
      <text:p text:style-name="Filling_20_instruction"/>
      <text:p text:style-name="P42"><text:span text:style-name="Fonte_20_parág._20_padrão"><text:span text:style-name="T3">Descrição: </text:span></text:span><text:span text:style-name="Fonte_20_parág._20_padrão"><text:span text:style-name="T9">Permite consultas por cliente, veiculo e funcionario no banco de dados.</text:span></text:span></text:p>
      <text:p text:style-name="P42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3"><text:tab/><text:tab/><text:tab/>Conexao com o banco de dados.</text:p>
      <text:p text:style-name="P44">Pós-condições: <text:tab/></text:p>
      <text:p text:style-name="P43"><text:tab/><text:tab/><text:tab/></text:p>
      <text:p text:style-name="P45">Fluxo principal:</text:p>
      <text:p text:style-name="P48">1 - O sistema exibe tela inicial com as opções disponiveis:</text:p>
      <text:p text:style-name="P46"><text:tab/>1.1 - “Consulta por cliente”.</text:p>
      <text:p text:style-name="P46"><text:tab/>1.2 - “Consulta por veiculo”.</text:p>
      <text:p text:style-name="P46"><text:tab/>1.3 - “Consulta por funcionario”.</text:p>
      <text:p text:style-name="P46"/>
      <text:p text:style-name="P46"><text:tab/>Variante 1.1: “Consulta por cliente”:</text:p>
      <text:p text:style-name="P46"><text:tab/><text:tab/>(1.1.1) O sistema solicita cliente a ser pesquisado.</text:p>
      <text:p text:style-name="P46"><text:tab/><text:tab/>(1.1.2) O funcionario informa cliente desejado &lt;&lt;extends&gt;&gt;[UC01 VA1.2]</text:p>
      <text:p text:style-name="P15"><text:tab/><text:tab/>(1.1.3) O sistema lista todas as ordens de serviço criadas para o cliente.</text:p>
      <text:p text:style-name="P15"><text:tab/><text:tab/>(1.1.4) O funcionario escolhe uma ordem de serviço.</text:p>
      <text:p text:style-name="P15"><text:tab/><text:tab/>(1.1.5) O sistema exibe ordem de serviço completa.. <text:s text:c="5"/><text:tab/></text:p>
      <text:p text:style-name="P46"/>
      <text:p text:style-name="P46"><text:tab/>Variante 1.2: “Consulta por veiculo”:</text:p>
      <text:p text:style-name="P46"><text:tab/><text:tab/>(1.2.1) O sistema solicita veiculo a ser pesquisado.</text:p>
      <text:p text:style-name="P46"><text:tab/><text:tab/>(1.2.2) O funcionario informa veiculo desejado &lt;&lt;extends&gt;&gt;[UC02 VA1.2]</text:p>
      <text:p text:style-name="P15"><text:tab/><text:tab/>(1.2.3) O sistema lista todas as ordens de serviço criadas para o veiculo.</text:p>
      <text:p text:style-name="P15"><text:tab/><text:tab/>(1.2.4) O funcionario escolhe uma ordem de serviço.</text:p>
      <text:p text:style-name="P15"><text:tab/><text:tab/>(1.2.5) O sistema exibe ordem de serviço completa.</text:p>
      <text:p text:style-name="P15"/>
      <text:p text:style-name="P46"><text:tab/>Variante 1.2: “Consulta por funcionario”:</text:p>
      <text:p text:style-name="P46"><text:tab/><text:tab/>(1.2.1) O sistema solicita funcionario a ser pesquisado.</text:p>
      <text:p text:style-name="P46"><text:tab/><text:tab/>(1.2.2) O funcionario informa veiculo desejado &lt;&lt;extends&gt;&gt;[UC03 VA1.2]</text:p>
      <text:p text:style-name="P15"><text:tab/><text:tab/>(1.2.3) O sistema lista todas as ordens de serviço criadas para o funcionario.</text:p>
      <text:p text:style-name="P15"><text:tab/><text:tab/>(1.2.4) O funcionario escolhe uma ordem de serviço.</text:p>
      <text:p text:style-name="P15"><text:tab/><text:tab/>(1.2.5) O sistema exibe ordem de serviço completa.</text:p>
      <text:p text:style-name="P15"><text:soft-page-break/></text:p>
      <text:p text:style-name="P15"/>
      <text:p text:style-name="P49">2 - O Funcionario escolhe uma opção.</text:p>
      <text:p text:style-name="P15">3 - O sistema retorna a etapa 1.</text:p>
      <text:p text:style-name="P10">Fluxos alternativos:</text:p>
      <text:p text:style-name="P49"/>
      <text:p text:style-name="P10">Fluxos de erro:</text:p>
      <text:p text:style-name="P50"/>
      <text:p text:style-name="P56"><text:bookmark-start text:name="__RefHeading__1534_84432063911111"/><text:bookmark-start text:name="RFXX00111111111"/><text:span text:style-name="Fonte_20_parág._20_padrão"><text:span text:style-name="T13">[UC10]</text:span></text:span><text:bookmark-end text:name="RFXX00111111111"/><text:span text:style-name="Fonte_20_parág._20_padrão"><text:span text:style-name="T13">Gerar relatorios</text:span></text:span><text:bookmark-end text:name="__RefHeading__1534_84432063911111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1">Ator(es):</text:p>
          </table:table-cell>
          <table:table-cell table:style-name="Tabela13.B1" office:value-type="string">
            <text:p text:style-name="P41">Funcionario</text:p>
          </table:table-cell>
        </table:table-row>
      </table:table>
      <text:p text:style-name="Filling_20_instruction"/>
      <text:p text:style-name="P42"><text:span text:style-name="Fonte_20_parág._20_padrão"><text:span text:style-name="T3">Descrição: </text:span></text:span><text:span text:style-name="Fonte_20_parág._20_padrão"><text:span text:style-name="T9">Gera relatorios por valor arrecadado no mês e ferramentas não devolvidas.</text:span></text:span></text:p>
      <text:p text:style-name="P42"><text:span text:style-name="Fonte_20_parág._20_padrão"><text:span text:style-name="T3">Pré-condições: </text:span></text:span><text:span text:style-name="Fonte_20_parág._20_padrão"><text:span text:style-name="T3"><text:tab/></text:span></text:span><text:span text:style-name="Fonte_20_parág._20_padrão"><text:span text:style-name="T9">Sistema iniciado, exibindo tela de apresentaçao.</text:span></text:span></text:p>
      <text:p text:style-name="P43"><text:tab/><text:tab/><text:tab/>Conexao com o banco de dados.</text:p>
      <text:p text:style-name="P44">Pós-condições: <text:tab/></text:p>
      <text:p text:style-name="P43"><text:tab/><text:tab/><text:tab/></text:p>
      <text:p text:style-name="P45">Fluxo principal:</text:p>
      <text:p text:style-name="P48">1 - O sistema exibe tela inicial com as opções disponiveis:</text:p>
      <text:p text:style-name="P46"><text:tab/>1.1 - “Relatorio arrecadacao do por mes”.</text:p>
      <text:p text:style-name="P46"><text:tab/>1.2 - “Relatorio ferramentas pendentes”.<text:tab/></text:p>
      <text:p text:style-name="P46"/>
      <text:p text:style-name="P46"><text:tab/>Variante 1.1: “Relatorio arrecadacao do por mes”:</text:p>
      <text:p text:style-name="P46"><text:tab/><text:tab/>(1.1.1) O sistema solicita mês desejado.</text:p>
      <text:p text:style-name="P46"><text:tab/><text:tab/>(1.1.2) O funcionario informa mes desejado.</text:p>
      <text:p text:style-name="P15"><text:tab/><text:tab/>(1.1.3) O sistema exibe os valores arrecadados por cada dia bem como o total do mês.</text:p>
      <text:p text:style-name="P15"><text:tab/><text:tab/></text:p>
      <text:p text:style-name="P46"><text:tab/>Variante 1.2: “Relatorio ferramentas pendentes”:</text:p>
      <text:p text:style-name="P46"><text:tab/><text:tab/>(1.2.1) O sistema exibe listade emprestimos não devolvidos.</text:p>
      <text:p text:style-name="P15"/>
      <text:p text:style-name="P49"><text:s text:c="9"/>2 - O Funcionario escolhe uma opção.</text:p>
      <text:p text:style-name="P15"><text:s text:c="9"/>3 <text:s/>- O sistema retorna a etapa 1.</text:p>
      <text:p text:style-name="P10">Fluxos alternativos:</text:p>
      <text:p text:style-name="P49"/>
      <text:p text:style-name="P10">Fluxos de erro: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helvetica, sans-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DocumentoEspecificacaoFuncional</dc:title>
    <meta:initial-creator>Igor Wiese</meta:initial-creator>
    <dc:creator>fabio </dc:creator>
    <meta:creation-date>2011-03-18T16:43:00Z</meta:creation-date>
    <dc:date>2013-06-13T21:09:26</dc:date>
    <meta:print-date>2001-09-05T11:41:00Z</meta:print-date>
    <meta:editing-cycles>507</meta:editing-cycles>
    <meta:editing-duration>PT27M42S</meta:editing-duration>
    <meta:document-statistic meta:table-count="13" meta:image-count="1" meta:object-count="0" meta:page-count="21" meta:paragraph-count="628" meta:word-count="4344" meta:character-count="28495" meta:non-whitespace-character-count="23992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.dotm"/>
  </office:meta>
</office:document-meta>
</file>